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3.53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711cm"/>
    </style:style>
    <style:style style:name="co7" style:family="table-column">
      <style:table-column-properties fo:break-before="auto" style:column-width="3.455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64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57cm"/>
    </style:style>
    <style:style style:name="co16" style:family="table-column">
      <style:table-column-properties fo:break-before="auto" style:column-width="0.439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2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80008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800080"/>
    </style:style>
    <style:style style:name="ce3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style:font-style-asian="italic" style:font-style-complex="italic"/>
    </style:style>
    <style:style style:name="ce34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4" table:default-cell-style-name="ce4"/>
        <table:table-column table:style-name="co1" table:default-cell-style-name="ce4"/>
        <table:table-column table:style-name="co1" table:number-columns-repeated="5" table:default-cell-style-name="Default"/>
        <table:table-row table:style-name="ro1" table:number-rows-repeated="12"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/>
          <table:table-cell table:style-name="ce5" office:value-type="string" calcext:value-type="string" table:number-columns-spanned="2" table:number-rows-spanned="1">
            <text:p>Número de Alumnos:</text:p>
          </table:table-cell>
          <table:covered-table-cell table:style-name="ce4"/>
          <table:table-cell table:style-name="ce2" table:formula="of:=COUNTA([.C$14:.C$33])" office:value-type="float" office:value="20" calcext:value-type="float">
            <text:p>20</text:p>
          </table:table-cell>
          <table:table-cell table:style-name="ce6" office:value-type="string" calcext:value-type="string">
            <text:p>CONTARA</text:p>
          </table:table-cell>
          <table:table-cell/>
          <table:table-cell table:style-name="ce1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style-name="ce27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style-name="ce27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style-name="ce29"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style-name="ce29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style-name="ce29"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style-name="ce29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style-name="ce29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style-name="ce29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number-columns-repeated="5"/>
        </table:table-row>
      </table:table>
      <table:table table:name="NOTAS FINALES CURSO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30" table:number-columns-repeated="13"/>
          <table:table-cell table:number-columns-repeated="6"/>
        </table:table-row>
        <table:table-row table:style-name="ro1">
          <table:table-cell table:number-columns-repeated="13"/>
          <table:table-cell table:style-name="ce33" table:number-columns-repeated="2"/>
          <table:table-cell table:style-name="ce37" table:number-columns-repeated="2"/>
          <table:table-cell table:style-name="ce33"/>
          <table:table-cell table:style-name="ce37" table:number-columns-repeated="2"/>
        </table:table-row>
        <table:table-row table:style-name="ro1">
          <table:table-cell/>
          <table:table-cell table:style-name="ce3" office:value-type="string" calcext:value-type="string">
            <text:p>N.º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style-name="ce31" office:value-type="string" calcext:value-type="string">
            <text:p>Literartura</text:p>
          </table:table-cell>
          <table:table-cell table:style-name="ce31" office:value-type="string" calcext:value-type="string">
            <text:p>Inglés</text:p>
          </table:table-cell>
          <table:table-cell table:style-name="ce31" office:value-type="string" calcext:value-type="string">
            <text:p>Filosofía</text:p>
          </table:table-cell>
          <table:table-cell table:style-name="ce31" office:value-type="string" calcext:value-type="string">
            <text:p>Matemáticas</text:p>
          </table:table-cell>
          <table:table-cell table:style-name="ce31" office:value-type="string" calcext:value-type="string">
            <text:p>Física</text:p>
          </table:table-cell>
          <table:table-cell table:style-name="ce31" office:value-type="string" calcext:value-type="string">
            <text:p>Química</text:p>
          </table:table-cell>
          <table:table-cell table:style-name="ce31" office:value-type="string" calcext:value-type="string">
            <text:p>Dibujo</text:p>
          </table:table-cell>
          <table:table-cell table:style-name="ce31" office:value-type="string" calcext:value-type="string">
            <text:p>Historia</text:p>
          </table:table-cell>
          <table:table-cell/>
          <table:table-cell table:style-name="ce34" office:value-type="string" calcext:value-type="string">
            <text:p>Nota Media</text:p>
          </table:table-cell>
          <table:table-cell table:style-name="ce36" office:value-type="string" calcext:value-type="string">
            <text:p>Mejor Nota</text:p>
          </table:table-cell>
          <table:table-cell table:style-name="ce36" office:value-type="string" calcext:value-type="string">
            <text:p>Peor Nota</text:p>
          </table:table-cell>
          <table:table-cell table:style-name="ce38"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árquez Alonso</text:p>
          </table:table-cell>
          <table:table-cell table:style-name="ce4" office:value-type="string" calcext:value-type="string">
            <text:p>Luis</text:p>
          </table:table-cell>
          <table:table-cell table:style-name="ce32" office:value-type="float" office:value="7.6" calcext:value-type="float">
            <text:p>7,6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8.7" calcext:value-type="float">
            <text:p>8,7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8.2" calcext:value-type="float">
            <text:p>8,20</text:p>
          </table:table-cell>
          <table:table-cell table:style-name="ce32" office:value-type="float" office:value="9" calcext:value-type="float">
            <text:p>9,00</text:p>
          </table:table-cell>
          <table:table-cell table:style-name="ce32" office:value-type="float" office:value="6.4" calcext:value-type="float">
            <text:p>6,40</text:p>
          </table:table-cell>
          <table:table-cell/>
          <table:table-cell table:style-name="ce35" table:formula="of:=AVERAGE([.$E4:.$L4])" office:value-type="float" office:value="7.8125" calcext:value-type="float">
            <text:p>7,81</text:p>
          </table:table-cell>
          <table:table-cell table:style-name="ce35" table:formula="of:=MAX([.$E4:.$L4])" office:value-type="float" office:value="9" calcext:value-type="float">
            <text:p>9,00</text:p>
          </table:table-cell>
          <table:table-cell table:style-name="ce35" table:formula="of:=MIN([.$E4:.$L4])" office:value-type="float" office:value="6.4" calcext:value-type="float">
            <text:p>6,4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érez Tomás</text:p>
          </table:table-cell>
          <table:table-cell table:style-name="ce4" office:value-type="string" calcext:value-type="string">
            <text:p>Carlos</text:p>
          </table:table-cell>
          <table:table-cell table:style-name="ce32" office:value-type="float" office:value="6.5" calcext:value-type="float">
            <text:p>6,50</text:p>
          </table:table-cell>
          <table:table-cell table:style-name="ce32" office:value-type="float" office:value="5.6" calcext:value-type="float">
            <text:p>5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1" calcext:value-type="float">
            <text:p>6,10</text:p>
          </table:table-cell>
          <table:table-cell/>
          <table:table-cell table:style-name="ce35" table:formula="of:=AVERAGE([.$E5:.$L5])" office:value-type="float" office:value="6.65" calcext:value-type="float">
            <text:p>6,65</text:p>
          </table:table-cell>
          <table:table-cell table:style-name="ce35" table:formula="of:=MAX([.$E5:.$L5])" office:value-type="float" office:value="7.8" calcext:value-type="float">
            <text:p>7,80</text:p>
          </table:table-cell>
          <table:table-cell table:style-name="ce35" table:formula="of:=MIN([.$E5:.$L5])" office:value-type="float" office:value="5.6" calcext:value-type="float">
            <text:p>5,6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ardo Zamora</text:p>
          </table:table-cell>
          <table:table-cell table:style-name="ce4" office:value-type="string" calcext:value-type="string">
            <text:p>Francisco</text:p>
          </table:table-cell>
          <table:table-cell table:style-name="ce32" office:value-type="float" office:value="8.9" calcext:value-type="float">
            <text:p>8,9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3" calcext:value-type="float">
            <text:p>6,30</text:p>
          </table:table-cell>
          <table:table-cell table:style-name="ce32" office:value-type="float" office:value="6.6" calcext:value-type="float">
            <text:p>6,6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8.8" calcext:value-type="float">
            <text:p>8,80</text:p>
          </table:table-cell>
          <table:table-cell/>
          <table:table-cell table:style-name="ce35" table:formula="of:=AVERAGE([.$E6:.$L6])" office:value-type="float" office:value="7.35" calcext:value-type="float">
            <text:p>7,35</text:p>
          </table:table-cell>
          <table:table-cell table:style-name="ce35" table:formula="of:=MAX([.$E6:.$L6])" office:value-type="float" office:value="8.9" calcext:value-type="float">
            <text:p>8,90</text:p>
          </table:table-cell>
          <table:table-cell table:style-name="ce35" table:formula="of:=MIN([.$E6:.$L6])" office:value-type="float" office:value="5.9" calcext:value-type="float">
            <text:p>5,9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ena Serrano</text:p>
          </table:table-cell>
          <table:table-cell table:style-name="ce4" office:value-type="string" calcext:value-type="string">
            <text:p>Sivia</text:p>
          </table:table-cell>
          <table:table-cell table:style-name="ce32" office:value-type="float" office:value="4.6" calcext:value-type="float">
            <text:p>4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5" calcext:value-type="float">
            <text:p>6,5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6" calcext:value-type="float">
            <text:p>7,60</text:p>
          </table:table-cell>
          <table:table-cell/>
          <table:table-cell table:style-name="ce35" table:formula="of:=AVERAGE([.$E7:.$L7])" office:value-type="float" office:value="6.475" calcext:value-type="float">
            <text:p>6,48</text:p>
          </table:table-cell>
          <table:table-cell table:style-name="ce35" table:formula="of:=MAX([.$E7:.$L7])" office:value-type="float" office:value="7.6" calcext:value-type="float">
            <text:p>7,60</text:p>
          </table:table-cell>
          <table:table-cell table:style-name="ce35" table:formula="of:=MIN([.$E7:.$L7])" office:value-type="float" office:value="4.6" calcext:value-type="float">
            <text:p>4,6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ifuentes Valero</text:p>
          </table:table-cell>
          <table:table-cell table:style-name="ce4" office:value-type="string" calcext:value-type="string">
            <text:p>Carla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8.7" calcext:value-type="float">
            <text:p>8,7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7" calcext:value-type="float">
            <text:p>7,00</text:p>
          </table:table-cell>
          <table:table-cell/>
          <table:table-cell table:style-name="ce35" table:formula="of:=AVERAGE([.$E8:.$L8])" office:value-type="float" office:value="7.7625" calcext:value-type="float">
            <text:p>7,76</text:p>
          </table:table-cell>
          <table:table-cell table:style-name="ce35" table:formula="of:=MAX([.$E8:.$L8])" office:value-type="float" office:value="8.7" calcext:value-type="float">
            <text:p>8,70</text:p>
          </table:table-cell>
          <table:table-cell table:style-name="ce35" table:formula="of:=MIN([.$E8:.$L8])" office:value-type="float" office:value="6.8" calcext:value-type="float">
            <text:p>6,8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Villar Martos</text:p>
          </table:table-cell>
          <table:table-cell table:style-name="ce4" office:value-type="string" calcext:value-type="string">
            <text:p>José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8.3" calcext:value-type="float">
            <text:p>8,30</text:p>
          </table:table-cell>
          <table:table-cell/>
          <table:table-cell table:style-name="ce35" table:formula="of:=AVERAGE([.$E9:.$L9])" office:value-type="float" office:value="7.3625" calcext:value-type="float">
            <text:p>7,36</text:p>
          </table:table-cell>
          <table:table-cell table:style-name="ce35" table:formula="of:=MAX([.$E9:.$L9])" office:value-type="float" office:value="8.3" calcext:value-type="float">
            <text:p>8,30</text:p>
          </table:table-cell>
          <table:table-cell table:style-name="ce35" table:formula="of:=MIN([.$E9:.$L9])" office:value-type="float" office:value="6.4" calcext:value-type="float">
            <text:p>6,4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rtín Salvador</text:p>
          </table:table-cell>
          <table:table-cell table:style-name="ce4" office:value-type="string" calcext:value-type="string">
            <text:p>Beatriz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4.7" calcext:value-type="float">
            <text:p>4,7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3" calcext:value-type="float">
            <text:p>7,30</text:p>
          </table:table-cell>
          <table:table-cell/>
          <table:table-cell table:style-name="ce35" table:formula="of:=AVERAGE([.$E10:.$L10])" office:value-type="float" office:value="6.225" calcext:value-type="float">
            <text:p>6,23</text:p>
          </table:table-cell>
          <table:table-cell table:style-name="ce35" table:formula="of:=MAX([.$E10:.$L10])" office:value-type="float" office:value="7.3" calcext:value-type="float">
            <text:p>7,30</text:p>
          </table:table-cell>
          <table:table-cell table:style-name="ce35" table:formula="of:=MIN([.$E10:.$L10])" office:value-type="float" office:value="4.7" calcext:value-type="float">
            <text:p>4,7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antos Perales</text:p>
          </table:table-cell>
          <table:table-cell table:style-name="ce4" office:value-type="string" calcext:value-type="string">
            <text:p>María</text:p>
          </table:table-cell>
          <table:table-cell table:style-name="ce32" office:value-type="float" office:value="5.3" calcext:value-type="float">
            <text:p>5,3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4" calcext:value-type="float">
            <text:p>4,0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2" calcext:value-type="float">
            <text:p>5,2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5.3" calcext:value-type="float">
            <text:p>5,30</text:p>
          </table:table-cell>
          <table:table-cell/>
          <table:table-cell table:style-name="ce35" table:formula="of:=AVERAGE([.$E11:.$L11])" office:value-type="float" office:value="5.4875" calcext:value-type="float">
            <text:p>5,49</text:p>
          </table:table-cell>
          <table:table-cell table:style-name="ce35" table:formula="of:=MAX([.$E11:.$L11])" office:value-type="float" office:value="7.2" calcext:value-type="float">
            <text:p>7,20</text:p>
          </table:table-cell>
          <table:table-cell table:style-name="ce35" table:formula="of:=MIN([.$E11:.$L11])" office:value-type="float" office:value="4" calcext:value-type="float">
            <text:p>4,0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odríguez Fuentes</text:p>
          </table:table-cell>
          <table:table-cell table:style-name="ce4" office:value-type="string" calcext:value-type="string">
            <text:p>Sergio</text:p>
          </table:table-cell>
          <table:table-cell table:style-name="ce32" office:value-type="float" office:value="4.2" calcext:value-type="float">
            <text:p>4,2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4.3" calcext:value-type="float">
            <text:p>4,30</text:p>
          </table:table-cell>
          <table:table-cell/>
          <table:table-cell table:style-name="ce35" table:formula="of:=AVERAGE([.$E12:.$L12])" office:value-type="float" office:value="5.1375" calcext:value-type="float">
            <text:p>5,14</text:p>
          </table:table-cell>
          <table:table-cell table:style-name="ce35" table:formula="of:=MAX([.$E12:.$L12])" office:value-type="float" office:value="6.4" calcext:value-type="float">
            <text:p>6,40</text:p>
          </table:table-cell>
          <table:table-cell table:style-name="ce35" table:formula="of:=MIN([.$E12:.$L12])" office:value-type="float" office:value="4.2" calcext:value-type="float">
            <text:p>4,2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oriano Villalba</text:p>
          </table:table-cell>
          <table:table-cell table:style-name="ce4" office:value-type="string" calcext:value-type="string">
            <text:p>Marta</text:p>
          </table:table-cell>
          <table:table-cell table:style-name="ce32" office:value-type="float" office:value="4.1" calcext:value-type="float">
            <text:p>4,10</text:p>
          </table:table-cell>
          <table:table-cell table:style-name="ce32" office:value-type="float" office:value="5.3" calcext:value-type="float">
            <text:p>5,30</text:p>
          </table:table-cell>
          <table:table-cell table:style-name="ce32" office:value-type="float" office:value="6.2" calcext:value-type="float">
            <text:p>6,2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5.7" calcext:value-type="float">
            <text:p>5,70</text:p>
          </table:table-cell>
          <table:table-cell/>
          <table:table-cell table:style-name="ce35" table:formula="of:=AVERAGE([.$E13:.$L13])" office:value-type="float" office:value="6.4125" calcext:value-type="float">
            <text:p>6,41</text:p>
          </table:table-cell>
          <table:table-cell table:style-name="ce35" table:formula="of:=MAX([.$E13:.$L13])" office:value-type="float" office:value="8.1" calcext:value-type="float">
            <text:p>8,10</text:p>
          </table:table-cell>
          <table:table-cell table:style-name="ce35" table:formula="of:=MIN([.$E13:.$L13])" office:value-type="float" office:value="4.1" calcext:value-type="float">
            <text:p>4,1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uertas Lafuente</text:p>
          </table:table-cell>
          <table:table-cell table:style-name="ce4" office:value-type="string" calcext:value-type="string">
            <text:p>Pedro</text:p>
          </table:table-cell>
          <table:table-cell table:style-name="ce32" office:value-type="float" office:value="8.6" calcext:value-type="float">
            <text:p>8,6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7.4" calcext:value-type="float">
            <text:p>7,4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6.2" calcext:value-type="float">
            <text:p>6,20</text:p>
          </table:table-cell>
          <table:table-cell table:style-name="ce32" office:value-type="float" office:value="5.5" calcext:value-type="float">
            <text:p>5,5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8.6" calcext:value-type="float">
            <text:p>8,60</text:p>
          </table:table-cell>
          <table:table-cell/>
          <table:table-cell table:style-name="ce35" table:formula="of:=AVERAGE([.$E14:.$L14])" office:value-type="float" office:value="7.1375" calcext:value-type="float">
            <text:p>7,14</text:p>
          </table:table-cell>
          <table:table-cell table:style-name="ce35" table:formula="of:=MAX([.$E14:.$L14])" office:value-type="float" office:value="8.6" calcext:value-type="float">
            <text:p>8,60</text:p>
          </table:table-cell>
          <table:table-cell table:style-name="ce35" table:formula="of:=MIN([.$E14:.$L14])" office:value-type="float" office:value="5.5" calcext:value-type="float">
            <text:p>5,5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rtiz Ortega</text:p>
          </table:table-cell>
          <table:table-cell table:style-name="ce4" office:value-type="string" calcext:value-type="string">
            <text:p>Angel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8" calcext:value-type="float">
            <text:p>8,0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7.2" calcext:value-type="float">
            <text:p>7,20</text:p>
          </table:table-cell>
          <table:table-cell/>
          <table:table-cell table:style-name="ce35" table:formula="of:=AVERAGE([.$E15:.$L15])" office:value-type="float" office:value="7.8" calcext:value-type="float">
            <text:p>7,80</text:p>
          </table:table-cell>
          <table:table-cell table:style-name="ce35" table:formula="of:=MAX([.$E15:.$L15])" office:value-type="float" office:value="8.5" calcext:value-type="float">
            <text:p>8,50</text:p>
          </table:table-cell>
          <table:table-cell table:style-name="ce35" table:formula="of:=MIN([.$E15:.$L15])" office:value-type="float" office:value="7.2" calcext:value-type="float">
            <text:p>7,2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una Martínez</text:p>
          </table:table-cell>
          <table:table-cell table:style-name="ce4" office:value-type="string" calcext:value-type="string">
            <text:p>Paula</text:p>
          </table:table-cell>
          <table:table-cell table:style-name="ce32" office:value-type="float" office:value="4.3" calcext:value-type="float">
            <text:p>4,30</text:p>
          </table:table-cell>
          <table:table-cell table:style-name="ce32" office:value-type="float" office:value="6.1" calcext:value-type="float">
            <text:p>6,10</text:p>
          </table:table-cell>
          <table:table-cell table:number-columns-repeated="2" table:style-name="ce32" office:value-type="float" office:value="5.3" calcext:value-type="float">
            <text:p>5,3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4.1" calcext:value-type="float">
            <text:p>4,1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4.8" calcext:value-type="float">
            <text:p>4,80</text:p>
          </table:table-cell>
          <table:table-cell/>
          <table:table-cell table:style-name="ce35" table:formula="of:=AVERAGE([.$E16:.$L16])" office:value-type="float" office:value="5.2375" calcext:value-type="float">
            <text:p>5,24</text:p>
          </table:table-cell>
          <table:table-cell table:style-name="ce35" table:formula="of:=MAX([.$E16:.$L16])" office:value-type="float" office:value="7.2" calcext:value-type="float">
            <text:p>7,20</text:p>
          </table:table-cell>
          <table:table-cell table:style-name="ce35" table:formula="of:=MIN([.$E16:.$L16])" office:value-type="float" office:value="4.1" calcext:value-type="float">
            <text:p>4,1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ntamaría Vazquez</text:p>
          </table:table-cell>
          <table:table-cell table:style-name="ce4" office:value-type="string" calcext:value-type="string">
            <text:p>Juan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7.9" calcext:value-type="float">
            <text:p>7,90</text:p>
          </table:table-cell>
          <table:table-cell/>
          <table:table-cell table:style-name="ce35" table:formula="of:=AVERAGE([.$E17:.$L17])" office:value-type="float" office:value="6.875" calcext:value-type="float">
            <text:p>6,88</text:p>
          </table:table-cell>
          <table:table-cell table:style-name="ce35" table:formula="of:=MAX([.$E17:.$L17])" office:value-type="float" office:value="8.5" calcext:value-type="float">
            <text:p>8,50</text:p>
          </table:table-cell>
          <table:table-cell table:style-name="ce35" table:formula="of:=MIN([.$E17:.$L17])" office:value-type="float" office:value="5.8" calcext:value-type="float">
            <text:p>5,8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oreno Santos</text:p>
          </table:table-cell>
          <table:table-cell table:style-name="ce4" office:value-type="string" calcext:value-type="string">
            <text:p>Adriana</text:p>
          </table:table-cell>
          <table:table-cell table:style-name="ce32" office:value-type="float" office:value="9.6" calcext:value-type="float">
            <text:p>9,6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9" calcext:value-type="float">
            <text:p>9,00</text:p>
          </table:table-cell>
          <table:table-cell table:style-name="ce32" office:value-type="float" office:value="8.8" calcext:value-type="float">
            <text:p>8,8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9.3" calcext:value-type="float">
            <text:p>9,30</text:p>
          </table:table-cell>
          <table:table-cell table:style-name="ce32" office:value-type="float" office:value="8.8" calcext:value-type="float">
            <text:p>8,80</text:p>
          </table:table-cell>
          <table:table-cell/>
          <table:table-cell table:style-name="ce35" table:formula="of:=AVERAGE([.$E18:.$L18])" office:value-type="float" office:value="8.8" calcext:value-type="float">
            <text:p>8,80</text:p>
          </table:table-cell>
          <table:table-cell table:style-name="ce35" table:formula="of:=MAX([.$E18:.$L18])" office:value-type="float" office:value="9.6" calcext:value-type="float">
            <text:p>9,60</text:p>
          </table:table-cell>
          <table:table-cell table:style-name="ce35" table:formula="of:=MIN([.$E18:.$L18])" office:value-type="float" office:value="8.1" calcext:value-type="float">
            <text:p>8,1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ernando Alfonso</text:p>
          </table:table-cell>
          <table:table-cell table:style-name="ce4" office:value-type="string" calcext:value-type="string">
            <text:p>Mario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.1" calcext:value-type="float">
            <text:p>6,10</text:p>
          </table:table-cell>
          <table:table-cell table:number-columns-repeated="2" table:style-name="ce32" office:value-type="float" office:value="6.4" calcext:value-type="float">
            <text:p>6,4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7.1" calcext:value-type="float">
            <text:p>7,10</text:p>
          </table:table-cell>
          <table:table-cell/>
          <table:table-cell table:style-name="ce35" table:formula="of:=AVERAGE([.$E19:.$L19])" office:value-type="float" office:value="6.675" calcext:value-type="float">
            <text:p>6,68</text:p>
          </table:table-cell>
          <table:table-cell table:style-name="ce35" table:formula="of:=MAX([.$E19:.$L19])" office:value-type="float" office:value="7.5" calcext:value-type="float">
            <text:p>7,50</text:p>
          </table:table-cell>
          <table:table-cell table:style-name="ce35" table:formula="of:=MIN([.$E19:.$L19])" office:value-type="float" office:value="5.8" calcext:value-type="float">
            <text:p>5,8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arcos Rubio</text:p>
          </table:table-cell>
          <table:table-cell table:style-name="ce4" office:value-type="string" calcext:value-type="string">
            <text:p>Marina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6.3" calcext:value-type="float">
            <text:p>6,30</text:p>
          </table:table-cell>
          <table:table-cell table:style-name="ce32" office:value-type="float" office:value="7.4" calcext:value-type="float">
            <text:p>7,4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5.6" calcext:value-type="float">
            <text:p>5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8.4" calcext:value-type="float">
            <text:p>8,40</text:p>
          </table:table-cell>
          <table:table-cell/>
          <table:table-cell table:style-name="ce35" table:formula="of:=AVERAGE([.$E20:.$L20])" office:value-type="float" office:value="6.775" calcext:value-type="float">
            <text:p>6,78</text:p>
          </table:table-cell>
          <table:table-cell table:style-name="ce35" table:formula="of:=MAX([.$E20:.$L20])" office:value-type="float" office:value="8.4" calcext:value-type="float">
            <text:p>8,40</text:p>
          </table:table-cell>
          <table:table-cell table:style-name="ce35" table:formula="of:=MIN([.$E20:.$L20])" office:value-type="float" office:value="5.6" calcext:value-type="float">
            <text:p>5,6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adal Bravo</text:p>
          </table:table-cell>
          <table:table-cell table:style-name="ce4" office:value-type="string" calcext:value-type="string">
            <text:p>Rubén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8.1" calcext:value-type="float">
            <text:p>8,10</text:p>
          </table:table-cell>
          <table:table-cell/>
          <table:table-cell table:style-name="ce35" table:formula="of:=AVERAGE([.$E21:.$L21])" office:value-type="float" office:value="6.4125" calcext:value-type="float">
            <text:p>6,41</text:p>
          </table:table-cell>
          <table:table-cell table:style-name="ce35" table:formula="of:=MAX([.$E21:.$L21])" office:value-type="float" office:value="8.1" calcext:value-type="float">
            <text:p>8,10</text:p>
          </table:table-cell>
          <table:table-cell table:style-name="ce35" table:formula="of:=MIN([.$E21:.$L21])" office:value-type="float" office:value="5" calcext:value-type="float">
            <text:p>5,0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onzález Sanz</text:p>
          </table:table-cell>
          <table:table-cell table:style-name="ce4" office:value-type="string" calcext:value-type="string">
            <text:p>Javier</text:p>
          </table:table-cell>
          <table:table-cell table:style-name="ce32" office:value-type="float" office:value="8.4" calcext:value-type="float">
            <text:p>8,4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8.5" calcext:value-type="float">
            <text:p>8,50</text:p>
          </table:table-cell>
          <table:table-cell/>
          <table:table-cell table:style-name="ce35" table:formula="of:=AVERAGE([.$E22:.$L22])" office:value-type="float" office:value="7.3625" calcext:value-type="float">
            <text:p>7,36</text:p>
          </table:table-cell>
          <table:table-cell table:style-name="ce35" table:formula="of:=MAX([.$E22:.$L22])" office:value-type="float" office:value="8.5" calcext:value-type="float">
            <text:p>8,50</text:p>
          </table:table-cell>
          <table:table-cell table:style-name="ce35" table:formula="of:=MIN([.$E22:.$L22])" office:value-type="float" office:value="6.1" calcext:value-type="float">
            <text:p>6,1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aredes Ruiz</text:p>
          </table:table-cell>
          <table:table-cell table:style-name="ce4" office:value-type="string" calcext:value-type="string">
            <text:p>Alberto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number-columns-repeated="2" table:style-name="ce32" office:value-type="float" office:value="4.3" calcext:value-type="float">
            <text:p>4,30</text:p>
          </table:table-cell>
          <table:table-cell table:style-name="ce32" office:value-type="float" office:value="5.2" calcext:value-type="float">
            <text:p>5,2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4" calcext:value-type="float">
            <text:p>4,00</text:p>
          </table:table-cell>
          <table:table-cell table:style-name="ce32" office:value-type="float" office:value="4.7" calcext:value-type="float">
            <text:p>4,70</text:p>
          </table:table-cell>
          <table:table-cell/>
          <table:table-cell table:style-name="ce35" table:formula="of:=AVERAGE([.$E23:.$L23])" office:value-type="float" office:value="4.75" calcext:value-type="float">
            <text:p>4,75</text:p>
          </table:table-cell>
          <table:table-cell table:style-name="ce35" table:formula="of:=MAX([.$E23:.$L23])" office:value-type="float" office:value="5.7" calcext:value-type="float">
            <text:p>5,70</text:p>
          </table:table-cell>
          <table:table-cell table:style-name="ce35" table:formula="of:=MIN([.$E23:.$L23])" office:value-type="float" office:value="4" calcext:value-type="float">
            <text:p>4,00</text:p>
          </table:table-cell>
          <table:table-cell table:style-name="ce39"/>
          <table:table-cell table:style-name="ce40"/>
          <table:table-cell/>
          <table:table-cell table:style-name="ce4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ra filtro avanzado</text:p>
          </table:table-cell>
          <table:table-cell office:value-type="string" calcext:value-type="string">
            <text:p>Inglé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&gt;8</text:p>
          </table:table-cell>
          <table:table-cell table:number-columns-repeated="16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20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oming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juev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lun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art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iércol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ábad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iernes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ALUMNOS.A13:ALUMNOS.C33" table:contains-header="false">
          <table:sort table:target-range-address="ALUMNOS.J13">
            <table:sort-by table:field-number="1" table:data-type="automatic"/>
          </table:sort>
        </table:database-range>
        <table:database-range table:name="__Anonymous_Sheet_DB__1" table:target-range-address="'NOTAS FINALES CURSO'.C34:'NOTAS FINALES CURSO'.C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09:30:01.0376332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0.3$Linux_X86_64 LibreOffice_project/f6099ecf3d29644b5008cc8f48f42f4a40986e4c</meta:generator>
    <dc:date>2021-03-09T10:21:47.591068590</dc:date>
    <meta:editing-duration>PT5H17M7S</meta:editing-duration>
    <meta:editing-cycles>47</meta:editing-cycles>
    <meta:document-statistic meta:table-count="2" meta:cell-count="451" meta:object-count="0"/>
  </office:meta>
</office:document-meta>
</file>